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8543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1256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dra</text:p>
          </table:table-cell>
          <table:table-cell table:number-columns-repeated="2"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3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oker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zombie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luta</text:p>
          </table:table-cell>
          <table:table-cell table:number-columns-repeated="2"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elena</text:p>
          </table:table-cell>
          <table:table-cell table:number-columns-repeated="2"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ervena</text:p>
          </table:table-cell>
          <table:table-cell table:number-columns-repeated="2"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" table:style-name="ta1">
        <table:table-column table:style-name="co1" table:number-columns-repeated="3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1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2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3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4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Klid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le</text:p>
          </table:table-cell>
          <table:table-cell office:value-type="string" calcext:value-type="string">
            <text:p>Dira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1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2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3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4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2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5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5" office:value-type="string" calcext:value-type="string">
            <text:p>cnt</text:p>
          </table:table-cell>
          <table:table-cell table:style-name="ce5" office:value-type="string" calcext:value-type="string">
            <text:p>background</text:p>
          </table:table-cell>
          <table:table-cell table:style-name="ce5" office:value-type="string" calcext:value-type="string">
            <text:p>image</text:p>
          </table:table-cell>
          <table:table-cell table:style-name="ce5" office:value-type="string" calcext:value-type="string">
            <text:p>wpn image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table:style-name="ce5"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pick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Start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spear</text:p>
          </table:table-cell>
          <table:table-cell office:value-type="string" calcext:value-type="string">
            <text:p>Bod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hammer</text:p>
          </table:table-cell>
          <table:table-cell office:value-type="string" calcext:value-type="string">
            <text:p>Drtiv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bow</text:p>
          </table:table-cell>
          <table:table-cell office:value-type="string" calcext:value-type="string">
            <text:p>Pal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chest</text:p>
          </table:table-cell>
          <table:table-cell table:style-name="ce5" office:value-type="string" calcext:value-type="string">
            <text:p>sword</text:p>
          </table:table-cell>
          <table:table-cell office:value-type="string" calcext:value-type="string">
            <text:p>Sec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spear</text:p>
          </table:table-cell>
          <table:table-cell office:value-type="string" calcext:value-type="string">
            <text:p>Bod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hammer</text:p>
          </table:table-cell>
          <table:table-cell office:value-type="string" calcext:value-type="string">
            <text:p>Drtiv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bow</text:p>
          </table:table-cell>
          <table:table-cell office:value-type="string" calcext:value-type="string">
            <text:p>Pal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sword</text:p>
          </table:table-cell>
          <table:table-cell office:value-type="string" calcext:value-type="string">
            <text:p>Sec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spear-hammer</text:p>
          </table:table-cell>
          <table:table-cell office:value-type="string" calcext:value-type="string">
            <text:p>Bodna / Drtiv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hammer-bow</text:p>
          </table:table-cell>
          <table:table-cell office:value-type="string" calcext:value-type="string">
            <text:p>Drtiva / Pal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bow-sword</text:p>
          </table:table-cell>
          <table:table-cell office:value-type="string" calcext:value-type="string">
            <text:p>Palna / Sec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sword-spear</text:p>
          </table:table-cell>
          <table:table-cell office:value-type="string" calcext:value-type="string">
            <text:p>Secna / Bod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camp</text:p>
          </table:table-cell>
          <table:table-cell table:style-name="ce5" office:value-type="string" calcext:value-type="string">
            <text:p>pick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Tabor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hole</text:p>
          </table:table-cell>
          <table:table-cell table:style-name="ce5"/>
          <table:table-cell office:value-type="string" calcext:value-type="string">
            <text:p>Nepruchodna</text:p>
          </table:table-cell>
          <table:table-cell office:value-type="string" calcext:value-type="string">
            <text:p>Dira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dirt</text:p>
          </table:table-cell>
          <table:table-cell table:style-name="ce5" office:value-type="string" calcext:value-type="string">
            <text:p>spear-hammer</text:p>
          </table:table-cell>
          <table:table-cell office:value-type="string" calcext:value-type="string">
            <text:p>Bodna / Drtiv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dirt</text:p>
          </table:table-cell>
          <table:table-cell table:style-name="ce5" office:value-type="string" calcext:value-type="string">
            <text:p>hammer-bow</text:p>
          </table:table-cell>
          <table:table-cell office:value-type="string" calcext:value-type="string">
            <text:p>Drtiva / Pal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dirt</text:p>
          </table:table-cell>
          <table:table-cell table:style-name="ce5" office:value-type="string" calcext:value-type="string">
            <text:p>bow-sword</text:p>
          </table:table-cell>
          <table:table-cell office:value-type="string" calcext:value-type="string">
            <text:p>Palna / Sec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dirt</text:p>
          </table:table-cell>
          <table:table-cell table:style-name="ce5" office:value-type="string" calcext:value-type="string">
            <text:p>sword-spear</text:p>
          </table:table-cell>
          <table:table-cell office:value-type="string" calcext:value-type="string">
            <text:p>Secna / Bodna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all</text:p>
          </table:table-cell>
          <table:table-cell table:style-name="ce5" office:value-type="string" calcext:value-type="string">
            <text:p>cave</text:p>
          </table:table-cell>
          <table:table-cell table:style-name="ce5" office:value-type="string" calcext:value-type="string">
            <text:p>teleport</text:p>
          </table:table-cell>
          <table:table-cell office:value-type="string" calcext:value-type="string">
            <text:p>Tajemna jeskyne</text:p>
          </table:table-cell>
          <table:table-cell office:value-type="string" calcext:value-type="string">
            <text:p>Teleport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 table:number-rows-repeated="6">
          <table:table-cell table:number-columns-repeated="8"/>
          <table:table-cell table:style-name="Default"/>
          <table:table-cell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lan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1" table:number-columns-repeated="4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0" table:default-cell-style-name="ce5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na priseru</text:p>
          </table:table-cell>
          <table:table-cell office:value-type="string" calcext:value-type="string">
            <text:p>---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nemrtv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na zombika</text:p>
          </table:table-cell>
          <table:table-cell office:value-type="string" calcext:value-type="string">
            <text:p>---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demo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na demona</text:p>
          </table:table-cell>
          <table:table-cell office:value-type="string" calcext:value-type="string">
            <text:p>---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lid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na carodeje</text:p>
          </table:table-cell>
          <table:table-cell office:value-type="string" calcext:value-type="string">
            <text:p>---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hokoliv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na vsechny</text:p>
          </table:table-cell>
          <table:table-cell office:value-type="string" calcext:value-type="string">
            <text:p>---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11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Zluta" calcext:value-type="string">
            <text:p>Zluta</text:p>
          </table:table-cell>
          <table:table-cell table:formula="of:=INDIRECT(&quot;J&quot; &amp; [.$F12])" office:value-type="string" office:string-value="na zombika" calcext:value-type="string">
            <text:p>na zombik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Modra" calcext:value-type="string">
            <text:p>Modra</text:p>
          </table:table-cell>
          <table:table-cell table:formula="of:=INDIRECT(&quot;J&quot; &amp; [.$F13])" office:value-type="string" office:string-value="na carodeje" calcext:value-type="string">
            <text:p>na carodej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ord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Cervena" calcext:value-type="string">
            <text:p>Cervena</text:p>
          </table:table-cell>
          <table:table-cell table:formula="of:=INDIRECT(&quot;J&quot; &amp; [.$F14])" office:value-type="string" office:string-value="na demona" calcext:value-type="string">
            <text:p>na demo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w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Kohokoliv" calcext:value-type="string">
            <text:p>Kohokoliv</text:p>
          </table:table-cell>
          <table:table-cell table:formula="of:=INDIRECT(&quot;J&quot; &amp; [.$F15])" office:value-type="string" office:string-value="na vsechny" calcext:value-type="string">
            <text:p>na vsechny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mb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Kohokoliv" calcext:value-type="string">
            <text:p>Kohokoliv</text:p>
          </table:table-cell>
          <table:table-cell table:formula="of:=INDIRECT(&quot;J&quot; &amp; [.$F16])" office:value-type="string" office:string-value="na vsechny" calcext:value-type="string">
            <text:p>na vsechny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mb2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elena" calcext:value-type="string">
            <text:p>Zelena</text:p>
          </table:table-cell>
          <table:table-cell table:formula="of:=INDIRECT(&quot;J&quot; &amp; [.$F17])" office:value-type="string" office:string-value="na priseru" calcext:value-type="string">
            <text:p>na priseru</text:p>
          </table:table-cell>
          <table:table-cell office:value-type="string" calcext:value-type="string">
            <text:p>zlomen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roken-spear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elena" calcext:value-type="string">
            <text:p>Zelena</text:p>
          </table:table-cell>
          <table:table-cell table:formula="of:=INDIRECT(&quot;J&quot; &amp; [.$F18])" office:value-type="string" office:string-value="na priseru" calcext:value-type="string">
            <text:p>na priseru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eleport-spear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elena" calcext:value-type="string">
            <text:p>Zelena</text:p>
          </table:table-cell>
          <table:table-cell table:formula="of:=INDIRECT(&quot;J&quot; &amp; [.$F19])" office:value-type="string" office:string-value="na priseru" calcext:value-type="string">
            <text:p>na priseru</text:p>
          </table:table-cell>
          <table:table-cell office:value-type="string" calcext:value-type="string">
            <text:p>privolan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call-spear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elena" calcext:value-type="string">
            <text:p>Zelena</text:p>
          </table:table-cell>
          <table:table-cell table:formula="of:=INDIRECT(&quot;J&quot; &amp; [.$F20])" office:value-type="string" office:string-value="na priseru" calcext:value-type="string">
            <text:p>na priseru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elena" calcext:value-type="string">
            <text:p>Zelena</text:p>
          </table:table-cell>
          <table:table-cell table:formula="of:=INDIRECT(&quot;J&quot; &amp; [.$F21])" office:value-type="string" office:string-value="na priseru" calcext:value-type="string">
            <text:p>na priseru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2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elena" calcext:value-type="string">
            <text:p>Zelena</text:p>
          </table:table-cell>
          <table:table-cell table:formula="of:=INDIRECT(&quot;J&quot; &amp; [.$F22])" office:value-type="string" office:string-value="na priseru" calcext:value-type="string">
            <text:p>na priseru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3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elena" calcext:value-type="string">
            <text:p>Zelena</text:p>
          </table:table-cell>
          <table:table-cell table:formula="of:=INDIRECT(&quot;J&quot; &amp; [.$F23])" office:value-type="string" office:string-value="na priseru" calcext:value-type="string">
            <text:p>na priseru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4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elena" calcext:value-type="string">
            <text:p>Zelena</text:p>
          </table:table-cell>
          <table:table-cell table:formula="of:=INDIRECT(&quot;J&quot; &amp; [.$F24])" office:value-type="string" office:string-value="na priseru" calcext:value-type="string">
            <text:p>na priseru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5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11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8])" office:value-type="string" office:string-value="Zelena" calcext:value-type="string">
            <text:p>Zelena</text:p>
          </table:table-cell>
          <table:table-cell table:formula="of:=INDIRECT(&quot;J&quot; &amp; [.$F28])" office:value-type="string" office:string-value="na priseru" calcext:value-type="string">
            <text:p>na priseru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spear1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29])" office:value-type="string" office:string-value="Modra" calcext:value-type="string">
            <text:p>Modra</text:p>
          </table:table-cell>
          <table:table-cell table:formula="of:=INDIRECT(&quot;J&quot; &amp; [.$F29])" office:value-type="string" office:string-value="na carodeje" calcext:value-type="string">
            <text:p>na carodej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sword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0])" office:value-type="string" office:string-value="Cervena" calcext:value-type="string">
            <text:p>Cervena</text:p>
          </table:table-cell>
          <table:table-cell table:formula="of:=INDIRECT(&quot;J&quot; &amp; [.$F30])" office:value-type="string" office:string-value="na demona" calcext:value-type="string">
            <text:p>na demo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1])" office:value-type="string" office:string-value="Kohokoliv" calcext:value-type="string">
            <text:p>Kohokoliv</text:p>
          </table:table-cell>
          <table:table-cell table:formula="of:=INDIRECT(&quot;J&quot; &amp; [.$F31])" office:value-type="string" office:string-value="na vsechny" calcext:value-type="string">
            <text:p>na vsechny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mb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2])" office:value-type="string" office:string-value="Kohokoliv" calcext:value-type="string">
            <text:p>Kohokoliv</text:p>
          </table:table-cell>
          <table:table-cell table:formula="of:=INDIRECT(&quot;J&quot; &amp; [.$F32])" office:value-type="string" office:string-value="na vsechny" calcext:value-type="string">
            <text:p>na vsechny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mb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3])" office:value-type="string" office:string-value="Zluta" calcext:value-type="string">
            <text:p>Zluta</text:p>
          </table:table-cell>
          <table:table-cell table:formula="of:=INDIRECT(&quot;J&quot; &amp; [.$F33])" office:value-type="string" office:string-value="na zombika" calcext:value-type="string">
            <text:p>na zombika</text:p>
          </table:table-cell>
          <table:table-cell office:value-type="string" calcext:value-type="string">
            <text:p>zlome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broken-hammer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4])" office:value-type="string" office:string-value="Zluta" calcext:value-type="string">
            <text:p>Zluta</text:p>
          </table:table-cell>
          <table:table-cell table:formula="of:=INDIRECT(&quot;J&quot; &amp; [.$F34])" office:value-type="string" office:string-value="na zombika" calcext:value-type="string">
            <text:p>na zombika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eleport-hammer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5])" office:value-type="string" office:string-value="Zluta" calcext:value-type="string">
            <text:p>Zluta</text:p>
          </table:table-cell>
          <table:table-cell table:formula="of:=INDIRECT(&quot;J&quot; &amp; [.$F35])" office:value-type="string" office:string-value="na zombika" calcext:value-type="string">
            <text:p>na zombika</text:p>
          </table:table-cell>
          <table:table-cell office:value-type="string" calcext:value-type="string">
            <text:p>privolan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call-hammer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6])" office:value-type="string" office:string-value="Zluta" calcext:value-type="string">
            <text:p>Zluta</text:p>
          </table:table-cell>
          <table:table-cell table:formula="of:=INDIRECT(&quot;J&quot; &amp; [.$F36])" office:value-type="string" office:string-value="na zombika" calcext:value-type="string">
            <text:p>na zombik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1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Zluta" calcext:value-type="string">
            <text:p>Zluta</text:p>
          </table:table-cell>
          <table:table-cell table:formula="of:=INDIRECT(&quot;J&quot; &amp; [.$F37])" office:value-type="string" office:string-value="na zombika" calcext:value-type="string">
            <text:p>na zombik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Zluta" calcext:value-type="string">
            <text:p>Zluta</text:p>
          </table:table-cell>
          <table:table-cell table:formula="of:=INDIRECT(&quot;J&quot; &amp; [.$F38])" office:value-type="string" office:string-value="na zombika" calcext:value-type="string">
            <text:p>na zombik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Zluta" calcext:value-type="string">
            <text:p>Zluta</text:p>
          </table:table-cell>
          <table:table-cell table:formula="of:=INDIRECT(&quot;J&quot; &amp; [.$F39])" office:value-type="string" office:string-value="na zombika" calcext:value-type="string">
            <text:p>na zombik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4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Zluta" calcext:value-type="string">
            <text:p>Zluta</text:p>
          </table:table-cell>
          <table:table-cell table:formula="of:=INDIRECT(&quot;J&quot; &amp; [.$F40])" office:value-type="string" office:string-value="na zombika" calcext:value-type="string">
            <text:p>na zombik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5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Zluta" calcext:value-type="string">
            <text:p>Zluta</text:p>
          </table:table-cell>
          <table:table-cell table:formula="of:=INDIRECT(&quot;J&quot; &amp; [.$F44])" office:value-type="string" office:string-value="na zombika" calcext:value-type="string">
            <text:p>na zombik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hammer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45])" office:value-type="string" office:string-value="Zelena" calcext:value-type="string">
            <text:p>Zelena</text:p>
          </table:table-cell>
          <table:table-cell table:formula="of:=INDIRECT(&quot;J&quot; &amp; [.$F45])" office:value-type="string" office:string-value="na priseru" calcext:value-type="string">
            <text:p>na priseru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46])" office:value-type="string" office:string-value="Cervena" calcext:value-type="string">
            <text:p>Cervena</text:p>
          </table:table-cell>
          <table:table-cell table:formula="of:=INDIRECT(&quot;J&quot; &amp; [.$F46])" office:value-type="string" office:string-value="na demona" calcext:value-type="string">
            <text:p>na demo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w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7])" office:value-type="string" office:string-value="Kohokoliv" calcext:value-type="string">
            <text:p>Kohokoliv</text:p>
          </table:table-cell>
          <table:table-cell table:formula="of:=INDIRECT(&quot;J&quot; &amp; [.$F47])" office:value-type="string" office:string-value="na vsechny" calcext:value-type="string">
            <text:p>na vsechny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mb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8])" office:value-type="string" office:string-value="Kohokoliv" calcext:value-type="string">
            <text:p>Kohokoliv</text:p>
          </table:table-cell>
          <table:table-cell table:formula="of:=INDIRECT(&quot;J&quot; &amp; [.$F48])" office:value-type="string" office:string-value="na vsechny" calcext:value-type="string">
            <text:p>na vsechny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mb4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49])" office:value-type="string" office:string-value="Modra" calcext:value-type="string">
            <text:p>Modra</text:p>
          </table:table-cell>
          <table:table-cell table:formula="of:=INDIRECT(&quot;J&quot; &amp; [.$F49])" office:value-type="string" office:string-value="na carodeje" calcext:value-type="string">
            <text:p>na carodeje</text:p>
          </table:table-cell>
          <table:table-cell office:value-type="string" calcext:value-type="string">
            <text:p>zlomen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roken-sword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0])" office:value-type="string" office:string-value="Modra" calcext:value-type="string">
            <text:p>Modra</text:p>
          </table:table-cell>
          <table:table-cell table:formula="of:=INDIRECT(&quot;J&quot; &amp; [.$F50])" office:value-type="string" office:string-value="na carodeje" calcext:value-type="string">
            <text:p>na carodeje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eleport-sword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1])" office:value-type="string" office:string-value="Modra" calcext:value-type="string">
            <text:p>Modra</text:p>
          </table:table-cell>
          <table:table-cell table:formula="of:=INDIRECT(&quot;J&quot; &amp; [.$F51])" office:value-type="string" office:string-value="na carodeje" calcext:value-type="string">
            <text:p>na carodeje</text:p>
          </table:table-cell>
          <table:table-cell office:value-type="string" calcext:value-type="string">
            <text:p>privolan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all-sword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2])" office:value-type="string" office:string-value="Modra" calcext:value-type="string">
            <text:p>Modra</text:p>
          </table:table-cell>
          <table:table-cell table:formula="of:=INDIRECT(&quot;J&quot; &amp; [.$F52])" office:value-type="string" office:string-value="na carodeje" calcext:value-type="string">
            <text:p>na carodej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1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3])" office:value-type="string" office:string-value="Modra" calcext:value-type="string">
            <text:p>Modra</text:p>
          </table:table-cell>
          <table:table-cell table:formula="of:=INDIRECT(&quot;J&quot; &amp; [.$F53])" office:value-type="string" office:string-value="na carodeje" calcext:value-type="string">
            <text:p>na carodej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4])" office:value-type="string" office:string-value="Modra" calcext:value-type="string">
            <text:p>Modra</text:p>
          </table:table-cell>
          <table:table-cell table:formula="of:=INDIRECT(&quot;J&quot; &amp; [.$F54])" office:value-type="string" office:string-value="na carodeje" calcext:value-type="string">
            <text:p>na carodej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5])" office:value-type="string" office:string-value="Modra" calcext:value-type="string">
            <text:p>Modra</text:p>
          </table:table-cell>
          <table:table-cell table:formula="of:=INDIRECT(&quot;J&quot; &amp; [.$F55])" office:value-type="string" office:string-value="na carodeje" calcext:value-type="string">
            <text:p>na carodej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4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6])" office:value-type="string" office:string-value="Modra" calcext:value-type="string">
            <text:p>Modra</text:p>
          </table:table-cell>
          <table:table-cell table:formula="of:=INDIRECT(&quot;J&quot; &amp; [.$F56])" office:value-type="string" office:string-value="na carodeje" calcext:value-type="string">
            <text:p>na carodej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5</text:p>
          </table:table-cell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60])" office:value-type="string" office:string-value="Zluta" calcext:value-type="string">
            <text:p>Zluta</text:p>
          </table:table-cell>
          <table:table-cell table:formula="of:=INDIRECT(&quot;J&quot; &amp; [.$F60])" office:value-type="string" office:string-value="na zombika" calcext:value-type="string">
            <text:p>na zombik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hammer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Modra" calcext:value-type="string">
            <text:p>Modra</text:p>
          </table:table-cell>
          <table:table-cell table:formula="of:=INDIRECT(&quot;J&quot; &amp; [.$F61])" office:value-type="string" office:string-value="na carodeje" calcext:value-type="string">
            <text:p>na carodej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62])" office:value-type="string" office:string-value="Zelena" calcext:value-type="string">
            <text:p>Zelena</text:p>
          </table:table-cell>
          <table:table-cell table:formula="of:=INDIRECT(&quot;J&quot; &amp; [.$F62])" office:value-type="string" office:string-value="na priseru" calcext:value-type="string">
            <text:p>na priseru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pear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3])" office:value-type="string" office:string-value="Kohokoliv" calcext:value-type="string">
            <text:p>Kohokoliv</text:p>
          </table:table-cell>
          <table:table-cell table:formula="of:=INDIRECT(&quot;J&quot; &amp; [.$F63])" office:value-type="string" office:string-value="na vsechny" calcext:value-type="string">
            <text:p>na vsechny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mb4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4])" office:value-type="string" office:string-value="Kohokoliv" calcext:value-type="string">
            <text:p>Kohokoliv</text:p>
          </table:table-cell>
          <table:table-cell table:formula="of:=INDIRECT(&quot;J&quot; &amp; [.$F64])" office:value-type="string" office:string-value="na vsechny" calcext:value-type="string">
            <text:p>na vsechny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mb1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5])" office:value-type="string" office:string-value="Cervena" calcext:value-type="string">
            <text:p>Cervena</text:p>
          </table:table-cell>
          <table:table-cell table:formula="of:=INDIRECT(&quot;J&quot; &amp; [.$F65])" office:value-type="string" office:string-value="na demona" calcext:value-type="string">
            <text:p>na demona</text:p>
          </table:table-cell>
          <table:table-cell office:value-type="string" calcext:value-type="string">
            <text:p>zlomen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roken-bow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6])" office:value-type="string" office:string-value="Cervena" calcext:value-type="string">
            <text:p>Cervena</text:p>
          </table:table-cell>
          <table:table-cell table:formula="of:=INDIRECT(&quot;J&quot; &amp; [.$F66])" office:value-type="string" office:string-value="na demona" calcext:value-type="string">
            <text:p>na demona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eleport-bow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7])" office:value-type="string" office:string-value="Cervena" calcext:value-type="string">
            <text:p>Cervena</text:p>
          </table:table-cell>
          <table:table-cell table:formula="of:=INDIRECT(&quot;J&quot; &amp; [.$F67])" office:value-type="string" office:string-value="na demona" calcext:value-type="string">
            <text:p>na demona</text:p>
          </table:table-cell>
          <table:table-cell office:value-type="string" calcext:value-type="string">
            <text:p>privola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all-bow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8])" office:value-type="string" office:string-value="Cervena" calcext:value-type="string">
            <text:p>Cervena</text:p>
          </table:table-cell>
          <table:table-cell table:formula="of:=INDIRECT(&quot;J&quot; &amp; [.$F68])" office:value-type="string" office:string-value="na demona" calcext:value-type="string">
            <text:p>na demo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1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9])" office:value-type="string" office:string-value="Cervena" calcext:value-type="string">
            <text:p>Cervena</text:p>
          </table:table-cell>
          <table:table-cell table:formula="of:=INDIRECT(&quot;J&quot; &amp; [.$F69])" office:value-type="string" office:string-value="na demona" calcext:value-type="string">
            <text:p>na demo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2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0])" office:value-type="string" office:string-value="Cervena" calcext:value-type="string">
            <text:p>Cervena</text:p>
          </table:table-cell>
          <table:table-cell table:formula="of:=INDIRECT(&quot;J&quot; &amp; [.$F70])" office:value-type="string" office:string-value="na demona" calcext:value-type="string">
            <text:p>na demo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3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1])" office:value-type="string" office:string-value="Cervena" calcext:value-type="string">
            <text:p>Cervena</text:p>
          </table:table-cell>
          <table:table-cell table:formula="of:=INDIRECT(&quot;J&quot; &amp; [.$F71])" office:value-type="string" office:string-value="na demona" calcext:value-type="string">
            <text:p>na demo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4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2])" office:value-type="string" office:string-value="Cervena" calcext:value-type="string">
            <text:p>Cervena</text:p>
          </table:table-cell>
          <table:table-cell table:formula="of:=INDIRECT(&quot;J&quot; &amp; [.$F72])" office:value-type="string" office:string-value="na demona" calcext:value-type="string">
            <text:p>na demo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5</text:p>
          </table:table-cell>
          <table:table-cell table:number-columns-repeated="3"/>
        </table:table-row>
        <table:table-row table:style-name="ro1" table:number-rows-repeated="76">
          <table:table-cell table:number-columns-repeated="14"/>
        </table:table-row>
        <table:table-row table:style-name="ro1" table:number-rows-repeated="45">
          <table:table-cell table:number-columns-repeated="11"/>
          <table:table-cell table:style-name="Default"/>
          <table:table-cell table:number-columns-repeated="2"/>
        </table:table-row>
        <table:table-row table:style-name="ro1" table:number-rows-repeated="10483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3:48:28.90939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11-25T13:58:10.156383964</dc:date>
    <meta:editing-duration>P27DT8H45M13S</meta:editing-duration>
    <meta:editing-cycles>268</meta:editing-cycles>
    <meta:document-statistic meta:table-count="5" meta:cell-count="694" meta:object-count="0"/>
  </office:meta>
</office:document-meta>
</file>